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ef8" officeooo:paragraph-rsid="00039ef8"/>
    </style:style>
    <style:style style:name="P2" style:family="paragraph" style:parent-style-name="Standard">
      <style:text-properties officeooo:rsid="00039ef8" officeooo:paragraph-rsid="000417ec"/>
    </style:style>
    <style:style style:name="P3" style:family="paragraph" style:parent-style-name="Standard">
      <style:text-properties officeooo:paragraph-rsid="00039ef8"/>
    </style:style>
    <style:style style:name="P4" style:family="paragraph" style:parent-style-name="Standard">
      <style:text-properties officeooo:paragraph-rsid="000417ec"/>
    </style:style>
    <style:style style:name="P5" style:family="paragraph" style:parent-style-name="Standard">
      <style:text-properties officeooo:paragraph-rsid="000539ad"/>
    </style:style>
    <style:style style:name="P6" style:family="paragraph" style:parent-style-name="Standard">
      <style:text-properties style:text-position="0% 100%" officeooo:rsid="000417ec" officeooo:paragraph-rsid="000417ec"/>
    </style:style>
    <style:style style:name="P7" style:family="paragraph" style:parent-style-name="Standard">
      <style:text-properties style:text-position="0% 100%" officeooo:rsid="0007e70c" officeooo:paragraph-rsid="000539ad"/>
    </style:style>
    <style:style style:name="P8" style:family="paragraph" style:parent-style-name="Standard">
      <style:text-properties style:text-position="0% 100%" officeooo:rsid="0007e70c" officeooo:paragraph-rsid="0007e70c"/>
    </style:style>
    <style:style style:name="T1" style:family="text">
      <style:text-properties officeooo:rsid="00039ef8"/>
    </style:style>
    <style:style style:name="T2" style:family="text">
      <style:text-properties officeooo:rsid="000417ec"/>
    </style:style>
    <style:style style:name="T3" style:family="text">
      <style:text-properties style:text-position="sub 58%" officeooo:rsid="000417ec"/>
    </style:style>
    <style:style style:name="T4" style:family="text">
      <style:text-properties style:text-position="0% 100%" officeooo:rsid="000417ec"/>
    </style:style>
    <style:style style:name="T5" style:family="text">
      <style:text-properties style:text-position="0% 100%" officeooo:rsid="000539ad"/>
    </style:style>
    <style:style style:name="T6" style:family="text">
      <style:text-properties style:text-position="0% 100%" officeooo:rsid="0007e70c"/>
    </style:style>
    <style:style style:name="T7" style:family="text">
      <style:text-properties style:text-position="super 58%" officeooo:rsid="000417ec"/>
    </style:style>
    <style:style style:name="T8" style:family="text">
      <style:text-properties officeooo:rsid="000539ad"/>
    </style:style>
    <style:style style:name="T9" style:family="text">
      <style:text-properties officeooo:rsid="000893a1"/>
    </style:style>
    <style:style style:name="T10" style:family="text">
      <style:text-properties officeooo:rsid="000a7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Due Date Extension: Devon Webb</text:p>
      <text:p text:style-name="P1"/>
      <text:p text:style-name="P1">The date I would like to extend my final project to is December 1. </text:p>
      <text:p text:style-name="P1"/>
      <text:p text:style-name="P1">The project I am accomplishing is to implement a version of the algorithm called Square Root SAM described in the paper found at this link: <text:a xlink:type="simple" xlink:href="https://www.cc.gatech.edu/~dellaert/pub/Dellaert06ijrr.pdf" text:style-name="Internet_20_link" text:visited-style-name="Visited_20_Internet_20_Link">https://www.cc.gatech.edu/~dellaert/pub/Dellaert06ijrr.pdf</text:a>. The Square root SAM algorithm is a least squares approach to solving the least squares problem using a cholesky factorization of a sparse jacobian matrix. I currently have a 1D of this problem working in C++ and it involves solving the <text:span text:style-name="T8">following </text:span>equation. (taken from the above article).</text:p>
      <text:p text:style-name="P1"/>
      <text:p text:style-name="P4"><text:span text:style-name="T2">x</text:span><text:span text:style-name="T7">*</text:span><text:span text:style-name="T2"> = argmin</text:span><text:span text:style-name="T3">x </text:span><text:span text:style-name="T4">|| Ax - b ||</text:span></text:p>
      <text:p text:style-name="P1"/>
      <text:p text:style-name="P1"/>
      <text:p text:style-name="P3"><text:span text:style-name="T1">Where b contains odometer</text:span><text:span text:style-name="T8">y</text:span><text:span text:style-name="T1"> and landmark measurement data recorded by a robot, </text:span><text:span text:style-name="T8">x</text:span><text:span text:style-name="T1"> contains all poses that a robot reaches along it trajectory as well as the location of each landmark in reference to the world plane, </text:span><text:span text:style-name="T8">and A contains jacobians relating the poses and landmarks to the various odometery </text:span><text:span text:style-name="T1"><text:s/>Solving </text:span><text:span text:style-name="T2">this problem involves first redefining the problem as </text:span></text:p>
      <text:p text:style-name="P1"/>
      <text:p text:style-name="P2"><text:span text:style-name="T2">x</text:span><text:span text:style-name="T7">*</text:span><text:span text:style-name="T2"> = argmin</text:span><text:span text:style-name="T3">x </text:span><text:span text:style-name="T4">|| A’Ax - A’b ||</text:span></text:p>
      <text:p text:style-name="P6"/>
      <text:p text:style-name="P5"><text:span text:style-name="T4">a</text:span><text:span text:style-name="T5">nd then doing a cholesky decomposition of the, now square, matrix A’A which we define as I. This I matrix is factored into a LL’ where L is a lower Left hand matrix. </text:span><text:span text:style-name="T6">Which is then used to solve for the argmin value of x. </text:span></text:p>
      <text:p text:style-name="P7"/>
      <text:p text:style-name="P8">For 1D <text:span text:style-name="T9">with 25 poses and 5 landmarks you end up with an</text:span> A matrix <text:span text:style-name="T9">that is 30 x 85 and do a cholesky decomposition on a 30 x 30 matrix. But, because a 1D example only contains linear jacobians, the A matrix is filled with only -1, 1, and zero which is not very interesting. So to finish the project I am continuing the square root SAM proccess on a 2D example with non linear jacobians which should lead to a more interesting least squares problem than the linear case. For this 2D example I have generated a b vector with “measurement data” that corresponds to a predefined ground truth for robot poses and landmark positions. I have also calculated the Jacobians for 2D. </text:span><text:span text:style-name="T10">The last thing I have to do for my project is write a function that inserts the Jacobian into the A matrix properly for square root SAM. Then the algorithm for solving least squares should be the same as 1D. </text:span><text:span text:style-name="T9"><text:s/>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07:16.883361002</meta:creation-date>
    <dc:date>2021-11-23T20:40:40.048558707</dc:date>
    <meta:editing-duration>PT16M4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80" meta:character-count="2114" meta:non-whitespace-character-count="1736"/>
  </office:meta>
</office:document-meta>
</file>